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15F00004A6E000022BB58FA609B.svm" manifest:media-type=""/>
  <manifest:file-entry manifest:full-path="Pictures/2000005700003B8B0000087259D8E8F5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3.818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3.69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ffffff"/>
      <style:paragraph-properties fo:text-align="center"/>
      <style:text-properties fo:font-size="18pt"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2.159cm" svg:x="15.732cm" svg:y="1.254cm">
          <text:p text:style-name="P1"><text:span text:style-name="T1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318cm" svg:height="2.159cm" svg:x="2.905cm" svg:y="7.985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318cm" svg:height="2.159cm" svg:x="13.827cm" svg:y="7.985cm"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223cm" svg:y1="9.064cm" svg:x2="13.827cm" svg:y2="9.064cm" draw:start-shape="id1" draw:start-glue-point="1" draw:end-shape="id2" draw:end-glue-point="3" svg:d="M7223 9064h6604" svg:viewBox="0 0 6605 1">
          <text:p/>
        </draw:connector>
        <draw:frame draw:style-name="gr3" draw:text-style-name="P3" draw:layer="layout" svg:width="4.35cm" svg:height="0.839cm" svg:x="8.239cm" svg:y="8.035cm">
          <draw:text-box>
            <text:p><text:span text:style-name="T2">sendCredentials</text:span></text:p>
          </draw:text-box>
        </draw:frame>
      </draw:page>
      <draw:page draw:name="page2" draw:style-name="dp1" draw:master-page-name="Default">
        <draw:custom-shape draw:style-name="gr1" draw:text-style-name="P5" draw:layer="layout" svg:width="4.318cm" svg:height="2.159cm" svg:x="15.732cm" svg:y="1.254cm">
          <text:p text:style-name="P4"><text:span text:style-name="T1">Templat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5.242cm" svg:height="2.161cm" svg:x="2.904cm" svg:y="7.983cm">
          <draw:image xlink:href="Pictures/2000005700003B8B0000087259D8E8F5.svm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1" draw:text-style-name="P5" draw:layer="layout" svg:width="4.318cm" svg:height="2.159cm" svg:x="15.732cm" svg:y="1.254cm">
          <text:p text:style-name="P4"><text:span text:style-name="T1">Templat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4.191cm" svg:height="2.159cm" svg:x="1.508cm" svg:y="7.858cm">
          <draw:glue-point draw:id="4" svg:x="5.001cm" svg:y="-3.232cm"/>
          <draw:glue-point draw:id="5" svg:x="5.001cm" svg:y="2.649cm"/>
          <text:p text:style-name="P4"><text:span text:style-name="T1">Ca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4" draw:id="id4" draw:layer="layout" svg:width="4.318cm" svg:height="2.159cm" svg:x="9.382cm" svg:y="7.858cm">
          <draw:glue-point draw:id="4" svg:x="-3.529cm" svg:y="5.002cm"/>
          <draw:glue-point draw:id="5" svg:x="5cm" svg:y="2.649cm"/>
          <draw:glue-point draw:id="6" svg:x="5cm" svg:y="-3.232cm"/>
          <draw:glue-point draw:id="7" svg:x="-5cm" svg:y="-3.232cm"/>
          <draw:glue-point draw:id="8" svg:x="-5cm" svg:y="2.649cm"/>
          <draw:glue-point draw:id="9" svg:x="-3.529cm" svg:y="-4.997cm"/>
          <text:p text:style-name="P4"><text:span text:style-name="T1">Proxy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5.698cm" svg:y1="8.24cm" svg:x2="9.382cm" svg:y2="8.24cm" draw:start-shape="id3" draw:start-glue-point="4" draw:end-shape="id4" draw:end-glue-point="7" svg:d="M5698 8240h3684" svg:viewBox="0 0 3685 1">
          <text:p/>
        </draw:connector>
        <draw:frame draw:style-name="gr3" draw:text-style-name="P7" draw:layer="layout" svg:width="2.657cm" svg:height="0.806cm" svg:x="6.08cm" svg:y="7.306cm">
          <draw:text-box>
            <text:p><text:span text:style-name="T3">1: INVITE</text:span></text:p>
          </draw:text-box>
        </draw:frame>
        <draw:custom-shape draw:style-name="gr1" draw:text-style-name="P5" xml:id="id5" draw:id="id5" draw:layer="layout" svg:width="4.318cm" svg:height="2.159cm" svg:x="9.382cm" svg:y="13.319cm">
          <draw:glue-point draw:id="4" svg:x="-3.529cm" svg:y="-5.006cm"/>
          <text:p text:style-name="P4"><text:span text:style-name="T1">Location </text:span></text:p>
          <text:p text:style-name="P4"><text:span text:style-name="T1">Server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1.541cm" svg:y1="10.017cm" svg:x2="11.541cm" svg:y2="13.319cm" draw:start-shape="id4" draw:start-glue-point="2" draw:end-shape="id5" draw:end-glue-point="0" svg:d="M11541 10017v3302" svg:viewBox="0 0 1 3303">
          <text:p/>
        </draw:connector>
        <draw:frame draw:style-name="gr3" draw:text-style-name="P7" draw:layer="layout" svg:width="2.466cm" svg:height="0.806cm" svg:x="11.581cm" svg:y="10.398cm">
          <draw:text-box>
            <text:p><text:span text:style-name="T3">2: Get IP</text:span></text:p>
          </draw:text-box>
        </draw:frame>
        <draw:connector draw:style-name="gr6" draw:text-style-name="P6" draw:layer="layout" svg:x1="10.018cm" svg:y1="13.319cm" svg:x2="10.018cm" svg:y2="10.016cm" draw:start-shape="id5" draw:start-glue-point="4" draw:end-shape="id4" draw:end-glue-point="4" svg:d="M10018 13319v-3303" svg:viewBox="0 0 1 3304">
          <text:p/>
        </draw:connector>
        <draw:frame draw:style-name="gr3" draw:text-style-name="P7" draw:layer="layout" svg:width="4.934cm" svg:height="0.806cm" svg:x="5.21cm" svg:y="11.922cm">
          <draw:text-box>
            <text:p><text:span text:style-name="T3">3: Return callee's IP</text:span></text:p>
          </draw:text-box>
        </draw:frame>
        <draw:custom-shape draw:style-name="gr1" draw:text-style-name="P5" xml:id="id6" draw:id="id6" draw:layer="layout" svg:width="4.318cm" svg:height="2.159cm" svg:x="16.24cm" svg:y="7.858cm">
          <draw:glue-point draw:id="4" svg:x="-5cm" svg:y="-3.232cm"/>
          <draw:glue-point draw:id="5" svg:x="-5cm" svg:y="2.649cm"/>
          <text:p text:style-name="P4"><text:span text:style-name="T1">Callee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3.7cm" svg:y1="8.24cm" svg:x2="16.24cm" svg:y2="8.24cm" draw:start-shape="id4" draw:start-glue-point="6" draw:end-shape="id6" draw:end-glue-point="4" svg:d="M13700 8240h2540" svg:viewBox="0 0 2541 1">
          <text:p/>
        </draw:connector>
        <draw:frame draw:style-name="gr7" draw:text-style-name="P7" draw:layer="layout" svg:width="2.53cm" svg:height="0.806cm" svg:x="13.827cm" svg:y="7.477cm">
          <draw:text-box>
            <text:p text:style-name="P9">4:INVITE</text:p>
          </draw:text-box>
        </draw:frame>
        <draw:frame draw:style-name="gr3" draw:text-style-name="P7" draw:layer="layout" svg:width="2.737cm" svg:height="0.806cm" svg:x="13.7cm" svg:y="9.636cm">
          <draw:text-box>
            <text:p text:style-name="P9">5: 200 OK</text:p>
          </draw:text-box>
        </draw:frame>
        <draw:connector draw:style-name="gr6" draw:text-style-name="P8" draw:layer="layout" svg:x1="9.382cm" svg:y1="9.508cm" svg:x2="5.698cm" svg:y2="9.508cm" draw:start-shape="id4" draw:start-glue-point="8" draw:end-shape="id3" draw:end-glue-point="5" svg:d="M9382 9508h-3684" svg:viewBox="0 0 3685 1">
          <text:p/>
        </draw:connector>
        <draw:custom-shape draw:style-name="gr1" draw:text-style-name="P5" draw:layer="layout" svg:width="4.318cm" svg:height="2.159cm" svg:x="15.732cm" svg:y="1.254cm">
          <text:p text:style-name="P4"><text:span text:style-name="T1">Template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737cm" svg:height="0.806cm" svg:x="6.207cm" svg:y="9.719cm">
          <draw:text-box>
            <text:p text:style-name="P9">6: 200 OK</text:p>
          </draw:text-box>
        </draw:frame>
        <draw:frame draw:style-name="gr3" draw:text-style-name="P7" draw:layer="layout" svg:width="2.051cm" svg:height="0.806cm" svg:x="5.191cm" svg:y="6.588cm">
          <draw:text-box>
            <text:p text:style-name="P9">7: ACK</text:p>
          </draw:text-box>
        </draw:frame>
        <draw:connector draw:style-name="gr6" draw:text-style-name="P8" draw:layer="layout" svg:x1="11.541cm" svg:y1="7.858cm" svg:x2="18.399cm" svg:y2="7.858cm" draw:start-shape="id4" draw:start-glue-point="0" draw:end-shape="id6" svg:d="M11541 7858v-502h6858v502" svg:viewBox="0 0 6859 503">
          <text:p/>
        </draw:connector>
        <draw:connector draw:style-name="gr6" draw:text-style-name="P8" draw:layer="layout" svg:x1="3.603cm" svg:y1="7.858cm" svg:x2="10.018cm" svg:y2="7.859cm" draw:start-shape="id3" draw:start-glue-point="0" draw:end-shape="id4" draw:end-glue-point="9" svg:d="M3603 7858v-502h6415v503" svg:viewBox="0 0 6416 504">
          <text:p/>
        </draw:connector>
        <draw:frame draw:style-name="gr3" draw:text-style-name="P7" draw:layer="layout" svg:width="2.051cm" svg:height="0.806cm" svg:x="13.3cm" svg:y="6.417cm">
          <draw:text-box>
            <text:p text:style-name="P9">8: ACK</text:p>
          </draw:text-box>
        </draw:frame>
        <draw:connector draw:style-name="gr6" draw:text-style-name="P8" draw:layer="layout" svg:x1="16.24cm" svg:y1="9.508cm" svg:x2="13.7cm" svg:y2="9.508cm" draw:start-shape="id6" draw:start-glue-point="5" draw:end-shape="id4" draw:end-glue-point="5" svg:d="M16240 9508h-2540" svg:viewBox="0 0 2541 1">
          <text:p/>
        </draw:connector>
      </draw:page>
      <draw:page draw:name="page4" draw:style-name="dp1" draw:master-page-name="Default">
        <draw:custom-shape draw:style-name="gr1" draw:text-style-name="P5" draw:layer="layout" svg:width="4.318cm" svg:height="2.159cm" svg:x="15.732cm" svg:y="1.254cm">
          <text:p text:style-name="P4"><text:span text:style-name="T1">Templat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9.053cm" svg:height="8.89cm" svg:x="1.506cm" svg:y="6.588cm">
          <draw:image xlink:href="Pictures/2000015F00004A6E000022BB58FA609B.svm" xlink:type="simple" xlink:show="embed" xlink:actuate="onLoad">
            <text:p/>
          </draw:image>
        </draw:frame>
        <draw:custom-shape draw:style-name="gr1" draw:text-style-name="P5" draw:layer="layout" svg:width="4.318cm" svg:height="2.159cm" svg:x="15.732cm" svg:y="1.254cm">
          <text:p text:style-name="P4"><text:span text:style-name="T1">Template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051cm" svg:height="0.806cm" svg:x="13.3cm" svg:y="6.417cm">
          <draw:text-box>
            <text:p text:style-name="P9">8: 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7:20:47.098000000</meta:creation-date>
    <dc:date>2016-03-24T17:47:41.078000000</dc:date>
    <meta:editing-duration>PT2M40S</meta:editing-duration>
    <meta:editing-cycles>1</meta:editing-cycles>
    <meta:document-statistic meta:object-count="33"/>
    <meta:generator>LibreOffice/4.4.3.2$Windows_x86 LibreOffice_project/88805f81e9fe61362df02b9941de8e38a9b5fd16</meta:generator>
  </office:meta>
</office:document-meta>
</file>